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draw:fill="none" fo:min-height="1.576cm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2.061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5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285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1cm"/>
    </style:style>
    <style:style style:name="gr22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4" style:family="graphic" style:parent-style-name="standard">
      <style:graphic-properties draw:stroke="none" draw:fill="none" fo:min-height="1.728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74cm" fo:min-width="0.134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8cm" fo:min-width="0.128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74cm" fo:min-width="0.167cm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8cm" fo:min-width="0.128cm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73cm" fo:min-width="0.167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9cm" fo:min-width="0.128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9cm" fo:min-width="0.128cm" fo:padding-top="0.231cm" fo:padding-bottom="0.231cm" fo:padding-left="0.356cm" fo:padding-right="0.356cm"/>
    </style:style>
    <style:style style:name="gr33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74cm" fo:min-width="0.167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74cm" fo:min-width="0.166cm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36" style:family="graphic" style:parent-style-name="standard">
      <style:graphic-properties draw:textarea-horizontal-align="justify" draw:textarea-vertical-align="middle" draw:auto-grow-height="false" fo:min-height="0.615cm" fo:min-width="0.136cm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/>
    </style:style>
    <style:style style:name="gr3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9cm" fo:min-width="0cm" fo:padding-top="0.231cm" fo:padding-bottom="0.231cm" fo:padding-left="0.356cm" fo:padding-right="0.356cm"/>
    </style:style>
    <style:style style:name="gr40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43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91cm" fo:min-width="0.406cm" fo:padding-top="0.231cm" fo:padding-bottom="0.231cm" fo:padding-left="0.356cm" fo:padding-right="0.35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8cm"/>
    </style:style>
    <style:style style:name="gr46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47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48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49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2cm" fo:min-width="0.407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52" style:family="graphic" style:parent-style-name="Default_5f_1_5f_1">
      <style:graphic-properties draw:stroke="none" draw:fill="none" fo:min-height="3.151cm"/>
    </style:style>
    <style:style style:name="gr53" style:family="graphic" style:parent-style-name="standard">
      <style:graphic-properties draw:stroke="none" draw:fill="none" fo:min-height="2.203cm"/>
    </style:style>
    <style:style style:name="gr5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2cm" fo:min-width="0.118cm" fo:padding-top="0.231cm" fo:padding-bottom="0.231cm" fo:padding-left="0.356cm" fo:padding-right="0.356cm"/>
    </style:style>
    <style:style style:name="gr5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0.113cm" fo:padding-top="0.231cm" fo:padding-bottom="0.231cm" fo:padding-left="0.356cm" fo:padding-right="0.356cm"/>
    </style:style>
    <style:style style:name="gr5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2cm" fo:min-width="0.15cm" fo:padding-top="0.231cm" fo:padding-bottom="0.231cm" fo:padding-left="0.356cm" fo:padding-right="0.356cm"/>
    </style:style>
    <style:style style:name="gr57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8cm" fo:min-width="0.113cm" fo:padding-top="0.231cm" fo:padding-bottom="0.231cm" fo:padding-left="0.356cm" fo:padding-right="0.356cm"/>
    </style:style>
    <style:style style:name="gr5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cm" fo:min-width="0.151cm" fo:padding-top="0.231cm" fo:padding-bottom="0.231cm" fo:padding-left="0.356cm" fo:padding-right="0.356cm"/>
    </style:style>
    <style:style style:name="gr5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9cm" fo:min-width="0.114cm" fo:padding-top="0.231cm" fo:padding-bottom="0.231cm" fo:padding-left="0.356cm" fo:padding-right="0.356cm"/>
    </style:style>
    <style:style style:name="gr60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39cm" fo:min-width="0.114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2cm" fo:min-width="0.15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1cm" fo:min-width="0.151cm" fo:padding-top="0.231cm" fo:padding-bottom="0.231cm" fo:padding-left="0.356cm" fo:padding-right="0.356cm"/>
    </style:style>
    <style:style style:name="gr6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3cm" fo:min-width="0.15cm" fo:padding-top="0.231cm" fo:padding-bottom="0.231cm" fo:padding-left="0.356cm" fo:padding-right="0.356cm"/>
    </style:style>
    <style:style style:name="gr64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8cm" fo:min-width="0.114cm" fo:padding-top="0.231cm" fo:padding-bottom="0.231cm" fo:padding-left="0.356cm" fo:padding-right="0.356cm"/>
    </style:style>
    <style:style style:name="gr65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1cm" fo:min-width="0.151cm" fo:padding-top="0.231cm" fo:padding-bottom="0.231cm" fo:padding-left="0.356cm" fo:padding-right="0.35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1cm" fo:min-width="0cm"/>
    </style:style>
    <style:style style:name="gr72" style:family="graphic" style:parent-style-name="standard">
      <style:graphic-properties draw:stroke="none" draw:fill="none" fo:min-height="2.1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="none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text-position="-33% 58%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cc00"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6.3</text:span></text:p>
            <text:p text:style-name="P2"><text:span text:style-name="T1">Neural Networ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Мультикласс регрессия </text:span></text:p>
          </draw:text-box>
        </draw:frame>
        <draw:custom-shape draw:style-name="gr5" draw:text-style-name="P1" draw:layer="layout" svg:width="1.27cm" svg:height="1.27cm" svg:x="1.016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7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2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7cm" svg:x="1.016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314cm" svg:height="2.794cm" svg:x="13.3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7cm" svg:y1="7.113cm" svg:x2="13.308cm" svg:y2="7.113cm">
          <text:p/>
        </draw:line>
        <draw:line draw:style-name="gr8" draw:text-style-name="P1" draw:layer="layout" svg:x1="2.287cm" svg:y1="9.145cm" svg:x2="13.308cm" svg:y2="7.113cm">
          <text:p/>
        </draw:line>
        <draw:line draw:style-name="gr8" draw:text-style-name="P1" draw:layer="layout" svg:x1="2.286cm" svg:y1="15.495cm" svg:x2="13.308cm" svg:y2="7.113cm">
          <text:p/>
        </draw:line>
        <draw:frame draw:style-name="gr9" draw:text-style-name="P7" draw:layer="layout" svg:width="1.932cm" svg:height="2.311cm" svg:x="1.016cm" svg:y="6.348cm">
          <draw:text-box>
            <text:p><text:span text:style-name="T2">x1</text:span></text:p>
          </draw:text-box>
        </draw:frame>
        <draw:frame draw:style-name="gr9" draw:text-style-name="P7" draw:layer="layout" svg:width="1.932cm" svg:height="2.311cm" svg:x="1.016cm" svg:y="8.358cm">
          <draw:text-box>
            <text:p><text:span text:style-name="T2">x2</text:span></text:p>
          </draw:text-box>
        </draw:frame>
        <draw:frame draw:style-name="gr9" draw:text-style-name="P7" draw:layer="layout" svg:width="1.932cm" svg:height="2.311cm" svg:x="1.016cm" svg:y="14.708cm">
          <draw:text-box>
            <text:p><text:span text:style-name="T2">xn</text:span></text:p>
          </draw:text-box>
        </draw:frame>
        <draw:frame draw:style-name="gr10" draw:text-style-name="P2" draw:layer="layout" svg:width="1.359cm" svg:height="1.149cm" svg:x="10.922cm" svg:y="5.96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0" draw:text-style-name="P2" draw:layer="layout" svg:width="1.387cm" svg:height="1.149cm" svg:x="9.535cm" svg:y="7.48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0" draw:text-style-name="P2" draw:layer="layout" svg:width="1.461cm" svg:height="1.149cm" svg:x="11.938cm" svg:y="7.99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1" draw:layer="layout" svg:width="11.176cm" svg:height="2.286cm" draw:transform="skewX (-0.00523598775598299) translate (13.45cm 14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0.721cm" svg:height="2.794cm" svg:x="13.40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6cm" svg:y1="7.113cm" svg:x2="13.308cm" svg:y2="10.922cm">
          <text:p/>
        </draw:line>
        <draw:line draw:style-name="gr8" draw:text-style-name="P1" draw:layer="layout" svg:x1="2.286cm" svg:y1="9.145cm" svg:x2="13.308cm" svg:y2="10.922cm">
          <text:p/>
        </draw:line>
        <draw:frame draw:style-name="gr10" draw:text-style-name="P2" draw:layer="layout" svg:width="1.4cm" svg:height="1.149cm" svg:x="9.398cm" svg:y="14.4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8" draw:text-style-name="P1" draw:layer="layout" svg:x1="2.286cm" svg:y1="15.495cm" svg:x2="13.462cm" svg:y2="16.002cm">
          <text:p/>
        </draw:line>
        <draw:frame draw:style-name="gr10" draw:text-style-name="P2" draw:layer="layout" svg:width="1.383cm" svg:height="1.149cm" svg:x="11.925cm" svg:y="9.51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0" draw:text-style-name="P2" draw:layer="layout" svg:width="6.891cm" svg:height="1.325cm" svg:x="15.542cm" svg:y="6.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0" draw:text-style-name="P2" draw:layer="layout" svg:width="6.937cm" svg:height="1.325cm" svg:x="15.461cm" svg:y="15.2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2" draw:layer="layout" svg:width="6.922cm" svg:height="1.325cm" svg:x="15.207cm" svg:y="10.55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8" draw:layer="layout" svg:width="3.556cm" svg:height="1.987cm" svg:x="18.388cm" svg:y="12.654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24.384cm" svg:y1="11.176cm" svg:x2="26.67cm" svg:y2="11.176cm">
          <text:p/>
        </draw:line>
        <draw:frame draw:style-name="gr10" draw:text-style-name="P2" draw:layer="layout" svg:width="3.767cm" svg:height="1.533cm" svg:x="13.208cm" svg:y="2.79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риклеим еще один слой</text:span></text:p>
          </draw:text-box>
        </draw:frame>
        <draw:custom-shape draw:style-name="gr14" draw:text-style-name="P1" draw:layer="layout" svg:width="1.23cm" svg:height="1.27cm" svg:x="4.318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2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12.139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1cm" svg:y1="4.319cm" svg:x2="12.139cm" svg:y2="4.319cm">
          <text:p/>
        </draw:line>
        <draw:line draw:style-name="gr8" draw:text-style-name="P1" draw:layer="layout" svg:x1="5.81cm" svg:y1="6.351cm" svg:x2="12.139cm" svg:y2="4.319cm">
          <text:p/>
        </draw:line>
        <draw:line draw:style-name="gr8" draw:text-style-name="P1" draw:layer="layout" svg:x1="5.809cm" svg:y1="12.701cm" svg:x2="12.138cm" svg:y2="4.319cm">
          <text:p/>
        </draw:line>
        <draw:custom-shape draw:style-name="gr16" draw:text-style-name="P1" draw:layer="layout" svg:width="2.807cm" svg:height="2.748cm" draw:transform="skewX (-0.00139626340159546) translate (12.178cm 11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12.16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09cm" svg:y1="4.319cm" svg:x2="12.138cm" svg:y2="8.128cm">
          <text:p/>
        </draw:line>
        <draw:line draw:style-name="gr8" draw:text-style-name="P1" draw:layer="layout" svg:x1="5.809cm" svg:y1="6.351cm" svg:x2="12.138cm" svg:y2="8.128cm">
          <text:p/>
        </draw:line>
        <draw:line draw:style-name="gr8" draw:text-style-name="P1" draw:layer="layout" svg:x1="5.809cm" svg:y1="12.701cm" svg:x2="12.227cm" svg:y2="13.208cm">
          <text:p/>
        </draw:line>
        <draw:frame draw:style-name="gr13" draw:text-style-name="P8" draw:layer="layout" svg:width="0.974cm" svg:height="1.987cm" svg:x="13.529cm" svg:y="9.86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4.447cm" svg:height="1.717cm" svg:x="11.809cm" svg:y="15.49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8" draw:text-style-name="P1" draw:layer="layout" svg:width="2.807cm" svg:height="2.748cm" draw:transform="skewX (-0.00139626340159546) translate (20.191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20.1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21.542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4.962cm" svg:y1="4.826cm" svg:x2="20.18cm" svg:y2="5.842cm">
          <text:p/>
        </draw:line>
        <draw:line draw:style-name="gr8" draw:text-style-name="P1" draw:layer="layout" svg:x1="15.101cm" svg:y1="5.08cm" svg:x2="20.33cm" svg:y2="10.668cm">
          <text:p/>
        </draw:line>
        <draw:line draw:style-name="gr8" draw:text-style-name="P1" draw:layer="layout" svg:x1="15.101cm" svg:y1="8.382cm" svg:x2="20.18cm" svg:y2="5.842cm">
          <text:p/>
        </draw:line>
        <draw:line draw:style-name="gr8" draw:text-style-name="P1" draw:layer="layout" svg:x1="15.101cm" svg:y1="8.382cm" svg:x2="20.574cm" svg:y2="10.668cm">
          <text:p/>
        </draw:line>
        <draw:line draw:style-name="gr8" draw:text-style-name="P1" draw:layer="layout" svg:x1="14.989cm" svg:y1="13.208cm" svg:x2="20.18cm" svg:y2="6.096cm">
          <text:p/>
        </draw:line>
        <draw:line draw:style-name="gr8" draw:text-style-name="P1" draw:layer="layout" svg:x1="14.989cm" svg:y1="13.208cm" svg:x2="20.18cm" svg:y2="10.922cm">
          <text:p/>
        </draw:line>
        <draw:frame draw:style-name="gr20" draw:text-style-name="P9" draw:layer="layout" svg:width="1.016cm" svg:height="1.352cm" svg:x="4.318cm" svg:y="1.829cm">
          <draw:text-box>
            <text:p><text:span text:style-name="T4">X</text:span></text:p>
          </draw:text-box>
        </draw:frame>
        <draw:frame draw:style-name="gr20" draw:text-style-name="P9" draw:layer="layout" svg:width="1.016cm" svg:height="1.352cm" svg:x="13.108cm" svg:y="1.85cm">
          <draw:text-box>
            <text:p><text:span text:style-name="T4">Z</text:span></text:p>
          </draw:text-box>
        </draw:frame>
        <draw:frame draw:style-name="gr20" draw:text-style-name="P9" draw:layer="layout" svg:width="1.016cm" svg:height="1.352cm" svg:x="21.082cm" svg:y="1.75cm">
          <draw:text-box>
            <text:p><text:span text:style-name="T4">T</text:span></text:p>
          </draw:text-box>
        </draw:frame>
        <draw:frame draw:style-name="gr10" draw:text-style-name="P2" draw:layer="layout" svg:width="4.211cm" svg:height="1.717cm" svg:x="11.779cm" svg:y="18.3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А потом еще десять</text:span></text:p>
          </draw:text-box>
        </draw:frame>
        <draw:custom-shape draw:style-name="gr14" draw:text-style-name="P1" draw:layer="layout" svg:width="1.23cm" svg:height="1.27cm" svg:x="0.762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4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8.58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4cm" svg:y1="4.319cm" svg:x2="8.583cm" svg:y2="4.319cm">
          <text:p/>
        </draw:line>
        <draw:line draw:style-name="gr8" draw:text-style-name="P1" draw:layer="layout" svg:x1="2.254cm" svg:y1="6.351cm" svg:x2="8.583cm" svg:y2="4.319cm">
          <text:p/>
        </draw:line>
        <draw:line draw:style-name="gr8" draw:text-style-name="P1" draw:layer="layout" svg:x1="2.253cm" svg:y1="12.701cm" svg:x2="8.582cm" svg:y2="4.319cm">
          <text:p/>
        </draw:line>
        <draw:custom-shape draw:style-name="gr16" draw:text-style-name="P1" draw:layer="layout" svg:width="2.807cm" svg:height="2.748cm" draw:transform="skewX (-0.00139626340159546) translate (8.873cm 12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8.6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3cm" svg:y1="4.319cm" svg:x2="8.582cm" svg:y2="8.128cm">
          <text:p/>
        </draw:line>
        <draw:line draw:style-name="gr8" draw:text-style-name="P1" draw:layer="layout" svg:x1="2.253cm" svg:y1="6.351cm" svg:x2="8.582cm" svg:y2="8.128cm">
          <text:p/>
        </draw:line>
        <draw:line draw:style-name="gr8" draw:text-style-name="P1" draw:layer="layout" svg:x1="2.253cm" svg:y1="12.701cm" svg:x2="8.671cm" svg:y2="13.208cm">
          <text:p/>
        </draw:line>
        <draw:frame draw:style-name="gr13" draw:text-style-name="P8" draw:layer="layout" svg:width="0.974cm" svg:height="1.987cm" svg:x="9.973cm" svg:y="9.86cm">
          <draw:text-box>
            <text:p><text:span text:style-name="T3">.</text:span></text:p>
            <text:p><text:span text:style-name="T3">.</text:span></text:p>
          </draw:text-box>
        </draw:frame>
        <draw:custom-shape draw:style-name="gr18" draw:text-style-name="P1" draw:layer="layout" svg:width="2.807cm" svg:height="2.748cm" draw:transform="skewX (-0.00139626340159546) translate (16.635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16.6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17.986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1.406cm" svg:y1="4.826cm" svg:x2="16.624cm" svg:y2="5.842cm">
          <text:p/>
        </draw:line>
        <draw:line draw:style-name="gr8" draw:text-style-name="P1" draw:layer="layout" svg:x1="11.545cm" svg:y1="5.08cm" svg:x2="16.774cm" svg:y2="10.668cm">
          <text:p/>
        </draw:line>
        <draw:line draw:style-name="gr8" draw:text-style-name="P1" draw:layer="layout" svg:x1="11.545cm" svg:y1="8.382cm" svg:x2="16.624cm" svg:y2="5.842cm">
          <text:p/>
        </draw:line>
        <draw:line draw:style-name="gr8" draw:text-style-name="P1" draw:layer="layout" svg:x1="11.545cm" svg:y1="8.382cm" svg:x2="17.018cm" svg:y2="10.668cm">
          <text:p/>
        </draw:line>
        <draw:line draw:style-name="gr8" draw:text-style-name="P1" draw:layer="layout" svg:x1="11.433cm" svg:y1="13.208cm" svg:x2="16.624cm" svg:y2="6.096cm">
          <text:p/>
        </draw:line>
        <draw:line draw:style-name="gr8" draw:text-style-name="P1" draw:layer="layout" svg:x1="11.433cm" svg:y1="13.208cm" svg:x2="16.624cm" svg:y2="10.922cm">
          <text:p/>
        </draw:line>
        <draw:frame draw:style-name="gr21" draw:text-style-name="P9" draw:layer="layout" svg:width="2.032cm" svg:height="2.691cm" svg:x="0.762cm" svg:y="1.829cm">
          <draw:text-box>
            <text:p><text:span text:style-name="T4">X</text:span><text:span text:style-name="T5">1</text:span></text:p>
          </draw:text-box>
        </draw:frame>
        <draw:frame draw:style-name="gr21" draw:text-style-name="P9" draw:layer="layout" svg:width="1.624cm" svg:height="2.691cm" svg:x="9.552cm" svg:y="1.85cm">
          <draw:text-box>
            <text:p><text:span text:style-name="T4">X</text:span><text:span text:style-name="T5">2</text:span></text:p>
          </draw:text-box>
        </draw:frame>
        <draw:frame draw:style-name="gr21" draw:text-style-name="P9" draw:layer="layout" svg:width="2.032cm" svg:height="2.691cm" svg:x="17.526cm" svg:y="1.829cm">
          <draw:text-box>
            <text:p><text:span text:style-name="T4">X</text:span><text:span text:style-name="T5">3</text:span></text:p>
          </draw:text-box>
        </draw:frame>
        <draw:frame draw:style-name="gr20" draw:text-style-name="P10" draw:layer="layout" svg:width="2.54cm" svg:height="1.352cm" svg:x="20.574cm" svg:y="7.284cm">
          <draw:text-box>
            <text:p><text:span text:style-name="T6">...</text:span></text:p>
          </draw:text-box>
        </draw:frame>
        <draw:custom-shape draw:style-name="gr18" draw:text-style-name="P1" draw:layer="layout" svg:width="2.807cm" svg:height="2.748cm" draw:transform="skewX (-0.00139626340159546) translate (24.255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807cm" svg:height="2.748cm" draw:transform="skewX (-0.00139626340159546) translate (24.256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934cm" svg:height="2.794cm" svg:x="24.24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934cm" svg:height="2.794cm" svg:x="24.2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2.238cm" svg:height="1.978cm" svg:x="24.94cm" svg:y="1.965cm">
          <draw:text-box>
            <text:p><text:span text:style-name="T7">Y</text:span></text:p>
          </draw:text-box>
        </draw:frame>
        <draw:frame draw:style-name="gr10" draw:text-style-name="P2" draw:layer="layout" svg:width="6.028cm" svg:height="1.733cm" svg:x="11.81cm" svg:y="15.4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2" draw:layer="layout" svg:width="6.046cm" svg:height="1.733cm" svg:x="11.752cm" svg:y="17.5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8" draw:layer="layout" svg:width="0.974cm" svg:height="1.987cm" svg:x="14.012cm" svg:y="19.013cm">
          <draw:text-box>
            <text:p><text:span text:style-name="T3">.</text:span></text:p>
            <text:p><text:span text:style-name="T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очему это не сработает? </text:span></text:p>
          </draw:text-box>
        </draw:frame>
        <draw:custom-shape draw:style-name="gr25" draw:text-style-name="P1" draw:layer="layout" svg:width="0.52cm" svg:height="0.537cm" svg:x="0.76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2cm" svg:height="0.536cm" svg:x="0.763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2cm" svg:height="0.537cm" svg:x="0.762cm" svg:y="7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2cm" svg:height="0.536cm" svg:x="0.762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2cm" svg:height="0.536cm" svg:x="0.762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2cm" svg:height="0.537cm" svg:x="0.762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194cm" svg:height="1.18cm" svg:x="4.071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93cm" svg:y1="3.878cm" svg:x2="4.071cm" svg:y2="3.878cm">
          <text:p/>
        </draw:line>
        <draw:line draw:style-name="gr8" draw:text-style-name="P1" draw:layer="layout" svg:x1="1.393cm" svg:y1="4.736cm" svg:x2="4.071cm" svg:y2="3.878cm">
          <text:p/>
        </draw:line>
        <draw:line draw:style-name="gr8" draw:text-style-name="P1" draw:layer="layout" svg:x1="1.393cm" svg:y1="7.417cm" svg:x2="4.071cm" svg:y2="3.878cm">
          <text:p/>
        </draw:line>
        <draw:custom-shape draw:style-name="gr27" draw:text-style-name="P1" draw:layer="layout" svg:width="1.188cm" svg:height="1.16cm" draw:transform="skewX (-0.00174532925199433) translate (4.193cm 7.2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41cm" svg:height="1.18cm" svg:x="4.083cm" svg:y="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93cm" svg:y1="3.878cm" svg:x2="4.071cm" svg:y2="5.486cm">
          <text:p/>
        </draw:line>
        <draw:line draw:style-name="gr8" draw:text-style-name="P1" draw:layer="layout" svg:x1="1.393cm" svg:y1="4.736cm" svg:x2="4.071cm" svg:y2="5.486cm">
          <text:p/>
        </draw:line>
        <draw:line draw:style-name="gr8" draw:text-style-name="P1" draw:layer="layout" svg:x1="1.393cm" svg:y1="7.417cm" svg:x2="4.108cm" svg:y2="7.631cm">
          <text:p/>
        </draw:line>
        <draw:custom-shape draw:style-name="gr29" draw:text-style-name="P1" draw:layer="layout" svg:width="1.188cm" svg:height="1.16cm" draw:transform="skewX (-0.00174532925199433) translate (7.477cm 5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241cm" svg:height="1.179cm" svg:x="7.473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265cm" svg:y1="4.092cm" svg:x2="7.473cm" svg:y2="4.521cm">
          <text:p/>
        </draw:line>
        <draw:line draw:style-name="gr8" draw:text-style-name="P1" draw:layer="layout" svg:x1="5.324cm" svg:y1="4.199cm" svg:x2="7.536cm" svg:y2="6.558cm">
          <text:p/>
        </draw:line>
        <draw:line draw:style-name="gr8" draw:text-style-name="P1" draw:layer="layout" svg:x1="5.324cm" svg:y1="5.593cm" svg:x2="7.473cm" svg:y2="4.521cm">
          <text:p/>
        </draw:line>
        <draw:line draw:style-name="gr8" draw:text-style-name="P1" draw:layer="layout" svg:x1="5.324cm" svg:y1="5.594cm" svg:x2="7.639cm" svg:y2="6.559cm">
          <text:p/>
        </draw:line>
        <draw:line draw:style-name="gr8" draw:text-style-name="P1" draw:layer="layout" svg:x1="5.276cm" svg:y1="7.631cm" svg:x2="7.472cm" svg:y2="4.628cm">
          <text:p/>
        </draw:line>
        <draw:line draw:style-name="gr8" draw:text-style-name="P1" draw:layer="layout" svg:x1="5.276cm" svg:y1="7.631cm" svg:x2="7.472cm" svg:y2="6.666cm">
          <text:p/>
        </draw:line>
        <draw:frame draw:style-name="gr20" draw:text-style-name="P10" draw:layer="layout" svg:width="1.074cm" svg:height="1.352cm" svg:x="9.144cm" svg:y="5.13cm">
          <draw:text-box>
            <text:p><text:span text:style-name="T6">..</text:span></text:p>
          </draw:text-box>
        </draw:frame>
        <draw:custom-shape draw:style-name="gr31" draw:text-style-name="P1" draw:layer="layout" svg:width="1.188cm" svg:height="1.161cm" draw:transform="skewX (-0.00174532925199433) translate (10.701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188cm" svg:height="1.161cm" draw:transform="skewX (-0.00174532925199433) translate (10.701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241cm" svg:height="1.18cm" svg:x="10.697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242cm" svg:height="1.18cm" svg:x="10.696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6.028cm" svg:height="1.733cm" svg:x="17.584cm" svg:y="2.11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" draw:layer="layout" svg:width="6.046cm" svg:height="1.733cm" svg:x="17.526cm" svg:y="4.1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8" draw:layer="layout" svg:width="0.974cm" svg:height="1.987cm" svg:x="19.786cm" svg:y="5.633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5.589cm" svg:height="1.733cm" svg:x="17.576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2" draw:layer="layout" svg:width="20.395cm" svg:height="1.733cm" svg:x="3.209cm" svg:y="11.22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2" draw:layer="layout" svg:width="4.937cm" svg:height="1.715cm" svg:x="10.922cm" svg:y="14.0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5" draw:text-style-name="P12" draw:layer="layout" svg:width="26.416cm" svg:height="6.4cm" svg:x="1.016cm" svg:y="15.748cm">
          <draw:text-box>
            <text:p text:style-name="P2"><text:span text:style-name="T2">Т.е. все такие слои эквивалентны какому-то одному слою <text:s/>с правильными весами.</text:span><text:span text:style-name="T2"><text:line-break/></text:span><text:span text:style-name="T2"><text:line-break/></text:span><text:span text:style-name="T2">Вся сеть эквивалентна линейной\логистической регрессии на много переменных</text:span></text:p>
          </draw:text-box>
        </draw:frame>
        <draw:custom-shape draw:style-name="gr36" draw:text-style-name="P2" draw:layer="layout" svg:width="1.27cm" svg:height="1.079cm" svg:x="12.7cm" svg:y="12.9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Как исправить</text:span></text:p>
          </draw:text-box>
        </draw:frame>
        <draw:custom-shape draw:style-name="gr37" draw:text-style-name="P1" draw:layer="layout" svg:width="0.662cm" svg:height="0.678cm" svg:x="0.508cm" svg:y="5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62cm" svg:height="0.677cm" svg:x="0.50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62cm" svg:height="0.679cm" svg:x="0.508cm" svg:y="9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62cm" svg:height="0.677cm" svg:x="0.508cm" svg:y="8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62cm" svg:height="0.677cm" svg:x="0.508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62cm" svg:height="0.678cm" svg:x="0.508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.52cm" svg:height="1.491cm" svg:x="4.71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11cm" svg:y1="5.724cm" svg:x2="4.719cm" svg:y2="5.724cm">
          <text:p/>
        </draw:line>
        <draw:line draw:style-name="gr8" draw:text-style-name="P1" draw:layer="layout" svg:x1="1.311cm" svg:y1="6.808cm" svg:x2="4.719cm" svg:y2="5.724cm">
          <text:p/>
        </draw:line>
        <draw:line draw:style-name="gr8" draw:text-style-name="P1" draw:layer="layout" svg:x1="1.311cm" svg:y1="10.194cm" svg:x2="4.719cm" svg:y2="5.724cm">
          <text:p/>
        </draw:line>
        <draw:custom-shape draw:style-name="gr41" draw:text-style-name="P1" draw:layer="layout" svg:width="1.512cm" svg:height="1.465cm" draw:transform="skewX (-0.00139626340159546) translate (4.875cm 9.9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579cm" svg:height="1.491cm" svg:x="4.735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11cm" svg:y1="5.724cm" svg:x2="4.719cm" svg:y2="7.755cm">
          <text:p/>
        </draw:line>
        <draw:line draw:style-name="gr8" draw:text-style-name="P1" draw:layer="layout" svg:x1="1.311cm" svg:y1="6.808cm" svg:x2="4.719cm" svg:y2="7.756cm">
          <text:p/>
        </draw:line>
        <draw:line draw:style-name="gr8" draw:text-style-name="P1" draw:layer="layout" svg:x1="1.311cm" svg:y1="10.194cm" svg:x2="4.767cm" svg:y2="10.464cm">
          <text:p/>
        </draw:line>
        <draw:custom-shape draw:style-name="gr43" draw:text-style-name="P1" draw:layer="layout" svg:width="1.512cm" svg:height="1.465cm" draw:transform="skewX (-0.0020943951023932) translate (11.851cm 8.2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.58cm" svg:height="1.489cm" svg:x="11.846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036cm" svg:y1="5.943cm" svg:x2="11.846cm" svg:y2="6.485cm">
          <text:p/>
        </draw:line>
        <draw:line draw:style-name="gr8" draw:text-style-name="P1" draw:layer="layout" svg:x1="9.111cm" svg:y1="6.079cm" svg:x2="11.927cm" svg:y2="9.059cm">
          <text:p/>
        </draw:line>
        <draw:line draw:style-name="gr8" draw:text-style-name="P1" draw:layer="layout" svg:x1="9.111cm" svg:y1="7.84cm" svg:x2="11.846cm" svg:y2="6.485cm">
          <text:p/>
        </draw:line>
        <draw:line draw:style-name="gr8" draw:text-style-name="P1" draw:layer="layout" svg:x1="9.111cm" svg:y1="7.84cm" svg:x2="12.058cm" svg:y2="9.059cm">
          <text:p/>
        </draw:line>
        <draw:line draw:style-name="gr8" draw:text-style-name="P1" draw:layer="layout" svg:x1="9.051cm" svg:y1="10.414cm" svg:x2="11.846cm" svg:y2="6.621cm">
          <text:p/>
        </draw:line>
        <draw:line draw:style-name="gr8" draw:text-style-name="P1" draw:layer="layout" svg:x1="9.051cm" svg:y1="10.414cm" svg:x2="11.846cm" svg:y2="9.195cm">
          <text:p/>
        </draw:line>
        <draw:frame draw:style-name="gr45" draw:text-style-name="P10" draw:layer="layout" svg:width="1.367cm" svg:height="1.708cm" svg:x="19.304cm" svg:y="7.087cm">
          <draw:text-box>
            <text:p><text:span text:style-name="T6">..</text:span></text:p>
          </draw:text-box>
        </draw:frame>
        <draw:custom-shape draw:style-name="gr46" draw:text-style-name="P1" draw:layer="layout" svg:width="1.512cm" svg:height="1.466cm" draw:transform="skewX (-0.00139626340159546) translate (21.286cm 7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1.512cm" svg:height="1.466cm" draw:transform="skewX (-0.00139626340159546) translate (21.286cm 7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579cm" svg:height="1.491cm" svg:x="21.281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.581cm" svg:height="1.49cm" svg:x="21.279cm" svg:y="9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3" draw:layer="layout" svg:width="24.384cm" svg:height="3.083cm" svg:x="2.286cm" svg:y="2.286cm">
          <draw:text-box>
            <text:p><text:span text:style-name="T8">Добавим между слоями какие-нибудь нелинейные функции, применяемые поэлементно</text:span></text:p>
          </draw:text-box>
        </draw:frame>
        <draw:line draw:style-name="gr8" draw:text-style-name="P1" draw:layer="layout" svg:x1="6.239cm" svg:y1="5.842cm" svg:x2="7.366cm" svg:y2="5.842cm">
          <text:p/>
        </draw:line>
        <draw:line draw:style-name="gr8" draw:text-style-name="P1" draw:layer="layout" svg:x1="6.314cm" svg:y1="7.874cm" svg:x2="7.366cm" svg:y2="7.874cm">
          <text:p/>
        </draw:line>
        <draw:line draw:style-name="gr8" draw:text-style-name="P1" draw:layer="layout" svg:x1="6.389cm" svg:y1="10.668cm" svg:x2="7.366cm" svg:y2="10.668cm">
          <text:p/>
        </draw:line>
        <draw:custom-shape draw:style-name="gr40" draw:text-style-name="P1" draw:layer="layout" svg:width="1.52cm" svg:height="1.491cm" svg:x="7.36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512cm" svg:height="1.465cm" draw:transform="skewX (-0.00139626340159546) translate (7.522cm 9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579cm" svg:height="1.491cm" svg:x="7.382cm" svg:y="7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512cm" svg:height="1.465cm" draw:transform="skewX (-0.0020943951023932) translate (14.427cm 8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.58cm" svg:height="1.489cm" svg:x="14.422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426cm" svg:y1="6.35cm" svg:x2="14.422cm" svg:y2="6.35cm">
          <text:p/>
        </draw:line>
        <draw:line draw:style-name="gr8" draw:text-style-name="P1" draw:layer="layout" svg:x1="13.366cm" svg:y1="9.144cm" svg:x2="14.427cm" svg:y2="9.144cm">
          <text:p/>
        </draw:line>
        <draw:frame draw:style-name="gr51" draw:text-style-name="P14" draw:layer="layout" svg:width="3.302cm" svg:height="2.453cm" svg:x="5.742cm" svg:y="11.838cm">
          <draw:text-box>
            <text:p><text:span text:style-name="T9">F(x1)</text:span></text:p>
          </draw:text-box>
        </draw:frame>
        <draw:frame draw:style-name="gr51" draw:text-style-name="P14" draw:layer="layout" svg:width="3.302cm" svg:height="2.453cm" svg:x="12.854cm" svg:y="10.16cm">
          <draw:text-box>
            <text:p><text:span text:style-name="T9">F(x2)</text:span></text:p>
          </draw:text-box>
        </draw:frame>
        <draw:frame draw:style-name="gr10" draw:text-style-name="P2" draw:layer="layout" svg:width="2.223cm" svg:height="1.354cm" svg:x="2.349cm" svg:y="11.09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2" draw:layer="layout" svg:width="2.23cm" svg:height="1.354cm" svg:x="9.652cm" svg:y="10.5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2" draw:layer="layout" svg:width="12.13cm" svg:height="1.733cm" svg:x="7.936cm" svg:y="13.50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text-style-name="P2" draw:layer="layout" svg:width="11.989cm" svg:height="1.733cm" svg:x="7.874cm" svg:y="15.49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8" draw:layer="layout" svg:width="0.974cm" svg:height="1.987cm" svg:x="13.182cm" svg:y="16.854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5.589cm" svg:height="1.733cm" svg:x="10.972cm" svg:y="18.84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2" draw:text-style-name="P15" draw:layer="layout" svg:width="27.656cm" svg:height="3.401cm" svg:x="0.03cm" svg:y="0.003cm">
          <draw:text-box>
            <text:p text:style-name="P5"><text:span text:style-name="T10">Какие бывают нелинейности (функции активации)</text:span></text:p>
          </draw:text-box>
        </draw:frame>
        <draw:frame draw:style-name="gr53" draw:text-style-name="P16" draw:layer="layout" svg:width="22.352cm" svg:height="2.453cm" svg:x="3.302cm" svg:y="7.366cm">
          <draw:text-box>
            <text:p><text:span text:style-name="T9">https://en.wikipedia.org/wiki/Activation_fun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Нейронная сеть в целом </text:span></text:p>
          </draw:text-box>
        </draw:frame>
        <draw:custom-shape draw:style-name="gr25" draw:text-style-name="P1" draw:layer="layout" svg:width="0.511cm" svg:height="0.523cm" draw:transform="rotate (-1.56660753659011) translate (5.197cm 2.8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1cm" svg:height="0.522cm" draw:transform="rotate (-1.56660753659011) translate (5.196cm 2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1cm" svg:height="0.523cm" draw:transform="skewX (0.00191986217719376) rotate (-1.56660753659011) translate (1.748cm 2.8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1cm" svg:height="0.522cm" draw:transform="rotate (-1.56660753659011) translate (2.583cm 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1cm" svg:height="0.522cm" draw:transform="skewX (0.00191986217719376) rotate (-1.56660753659011) translate (3.419cm 2.8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11cm" svg:height="0.524cm" draw:transform="rotate (-1.56660753659011) translate (4.361cm 2.8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1.172cm" svg:height="1.15cm" draw:transform="skewX (0.000872664625997164) rotate (-1.56660753659011) translate (5.393cm 6.0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885cm" svg:y1="3.428cm" svg:x2="4.896cm" svg:y2="6.057cm">
          <text:p/>
        </draw:line>
        <draw:line draw:style-name="gr8" draw:text-style-name="P1" draw:layer="layout" svg:x1="4.049cm" svg:y1="3.432cm" svg:x2="4.896cm" svg:y2="6.057cm">
          <text:p/>
        </draw:line>
        <draw:line draw:style-name="gr8" draw:text-style-name="P1" draw:layer="layout" svg:x1="1.437cm" svg:y1="3.442cm" svg:x2="4.897cm" svg:y2="6.057cm">
          <text:p/>
        </draw:line>
        <draw:custom-shape draw:style-name="gr55" draw:text-style-name="P1" draw:layer="layout" svg:width="1.167cm" svg:height="1.13cm" draw:transform="skewX (-0.000872664625997164) rotate (-1.56660753659011) translate (1.638cm 6.1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1.218cm" svg:height="1.15cm" draw:transform="rotate (-1.56660753659011) translate (3.748cm 6.0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885cm" svg:y1="3.428cm" svg:x2="3.329cm" svg:y2="6.064cm">
          <text:p/>
        </draw:line>
        <draw:line draw:style-name="gr8" draw:text-style-name="P1" draw:layer="layout" svg:x1="4.049cm" svg:y1="3.431cm" svg:x2="3.329cm" svg:y2="6.063cm">
          <text:p/>
        </draw:line>
        <draw:line draw:style-name="gr8" draw:text-style-name="P1" draw:layer="layout" svg:x1="1.436cm" svg:y1="3.442cm" svg:x2="1.239cm" svg:y2="6.109cm">
          <text:p/>
        </draw:line>
        <draw:custom-shape draw:style-name="gr57" draw:text-style-name="P1" draw:layer="layout" svg:width="1.167cm" svg:height="1.13cm" draw:transform="skewX (-0.00174532925199433) rotate (-1.56660753659011) translate (2.954cm 11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1.219cm" svg:height="1.148cm" draw:transform="skewX (0.000872664625997165) rotate (-1.56660753659011) translate (4.958cm 11.5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41cm" svg:y1="9.388cm" svg:x2="4.332cm" svg:y2="11.557cm">
          <text:p/>
        </draw:line>
        <draw:line draw:style-name="gr8" draw:text-style-name="P1" draw:layer="layout" svg:x1="4.637cm" svg:y1="9.446cm" svg:x2="2.347cm" svg:y2="11.628cm">
          <text:p/>
        </draw:line>
        <draw:line draw:style-name="gr8" draw:text-style-name="P1" draw:layer="layout" svg:x1="3.278cm" svg:y1="9.452cm" svg:x2="4.332cm" svg:y2="11.557cm">
          <text:p/>
        </draw:line>
        <draw:line draw:style-name="gr8" draw:text-style-name="P1" draw:layer="layout" svg:x1="3.278cm" svg:y1="9.452cm" svg:x2="2.347cm" svg:y2="11.729cm">
          <text:p/>
        </draw:line>
        <draw:line draw:style-name="gr8" draw:text-style-name="P1" draw:layer="layout" svg:x1="1.293cm" svg:y1="9.414cm" svg:x2="4.228cm" svg:y2="11.558cm">
          <text:p/>
        </draw:line>
        <draw:line draw:style-name="gr8" draw:text-style-name="P1" draw:layer="layout" svg:x1="1.293cm" svg:y1="9.414cm" svg:x2="2.243cm" svg:y2="11.566cm">
          <text:p/>
        </draw:line>
        <draw:frame draw:style-name="gr20" draw:text-style-name="P10" draw:layer="layout" svg:width="1.055cm" svg:height="1.352cm" draw:transform="rotate (-1.56608393781451) translate (3.892cm 17.313cm)">
          <draw:text-box>
            <text:p><text:span text:style-name="T6">..</text:span></text:p>
          </draw:text-box>
        </draw:frame>
        <draw:custom-shape draw:style-name="gr59" draw:text-style-name="P1" draw:layer="layout" svg:width="1.166cm" svg:height="1.131cm" draw:transform="skewX (-0.000872664625997165) rotate (-1.56660753659011) translate (3.741cm 18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166cm" svg:height="1.131cm" draw:transform="skewX (-0.000872664625997165) rotate (-1.56660753659011) translate (3.741cm 18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1.218cm" svg:height="1.15cm" draw:transform="rotate (-1.56660753659011) translate (5.224cm 18.8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1.219cm" svg:height="1.149cm" draw:transform="skewX (0.000872664625997164) rotate (-1.56660753659011) translate (2.297cm 18.8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81cm" svg:y1="7.23cm" svg:x2="4.814cm" svg:y2="8.099cm">
          <text:p/>
        </draw:line>
        <draw:line draw:style-name="gr8" draw:text-style-name="P1" draw:layer="layout" svg:x1="3.243cm" svg:y1="7.294cm" svg:x2="3.246cm" svg:y2="8.106cm">
          <text:p/>
        </draw:line>
        <draw:line draw:style-name="gr8" draw:text-style-name="P1" draw:layer="layout" svg:x1="1.088cm" svg:y1="7.361cm" svg:x2="1.091cm" svg:y2="8.115cm">
          <text:p/>
        </draw:line>
        <draw:custom-shape draw:style-name="gr54" draw:text-style-name="P1" draw:layer="layout" svg:width="1.172cm" svg:height="1.15cm" draw:transform="skewX (0.000872664625997164) rotate (-1.56660753659011) translate (5.466cm 8.0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1.167cm" svg:height="1.13cm" draw:transform="skewX (-0.00261799387799149) rotate (-1.56660753659011) translate (1.711cm 8.2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draw:layer="layout" svg:width="1.218cm" svg:height="1.151cm" draw:transform="rotate (-1.56660753659011) translate (3.821cm 8.1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1.166cm" svg:height="1.13cm" draw:transform="skewX (-0.00174532925199433) rotate (-1.56660753659011) translate (2.95cm 13.5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1.219cm" svg:height="1.149cm" draw:transform="rotate (-1.56660753659011) translate (4.955cm 13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42cm" svg:y1="12.776cm" svg:x2="4.445cm" svg:y2="13.544cm">
          <text:p/>
        </draw:line>
        <draw:line draw:style-name="gr8" draw:text-style-name="P1" draw:layer="layout" svg:x1="2.286cm" svg:y1="12.739cm" svg:x2="2.289cm" svg:y2="13.557cm">
          <text:p/>
        </draw:line>
        <draw:frame draw:style-name="gr10" draw:text-style-name="P2" draw:layer="layout" svg:width="1.52cm" svg:height="1.541cm" svg:x="9.144cm" svg:y="2.26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2" draw:layer="layout" svg:width="6.03cm" svg:height="1.733cm" svg:x="7.112cm" svg:y="5.58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2" draw:layer="layout" svg:width="5.641cm" svg:height="1.568cm" svg:x="7.366cm" svg:y="7.6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0" draw:text-style-name="P2" draw:layer="layout" svg:width="6.046cm" svg:height="1.733cm" svg:x="6.924cm" svg:y="10.92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0" draw:text-style-name="P2" draw:layer="layout" svg:width="5.653cm" svg:height="1.567cm" svg:x="7.178cm" svg:y="12.95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0" draw:text-style-name="P2" draw:layer="layout" svg:width="1.052cm" svg:height="1.358cm" svg:x="9.144cm" svg:y="18.77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6" draw:text-style-name="P13" draw:layer="layout" svg:width="10.922cm" svg:height="5.915cm" svg:x="14.986cm" svg:y="4.572cm">
          <draw:text-box>
            <text:p><text:span text:style-name="T8">Что можно настраивать: </text:span></text:p>
            <text:list text:style-name="L1">
              <text:list-item>
                <text:p><text:span text:style-name="T8">Кол-во слоев</text:span></text:p>
              </text:list-item>
              <text:list-item>
                <text:p><text:span text:style-name="T8">Кол-во нейронов в слое</text:span></text:p>
              </text:list-item>
              <text:list-item>
                <text:p><text:span text:style-name="T8">Нелинейности</text:span></text:p>
              </text:list-item>
              <text:list-item>
                <text:p><text:span text:style-name="T8">Функцию ошибки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Как учить нейронную сеть? </text:span></text:p>
          </draw:text-box>
        </draw:frame>
        <draw:frame draw:style-name="gr67" draw:text-style-name="P17" draw:layer="layout" svg:width="21.59cm" svg:height="1.276cm" svg:x="1.016cm" svg:y="2.794cm">
          <draw:text-box>
            <text:p><text:span text:style-name="T2">Надо настроить следующие параметры:</text:span></text:p>
          </draw:text-box>
        </draw:frame>
        <draw:frame draw:style-name="gr10" draw:text-style-name="P2" draw:layer="layout" svg:width="8.938cm" svg:height="1.549cm" svg:x="9.398cm" svg:y="4.80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7" draw:text-style-name="P17" draw:layer="layout" svg:width="19.304cm" svg:height="1.276cm" svg:x="1.016cm" svg:y="7.62cm">
          <draw:text-box>
            <text:p><text:span text:style-name="T2">Как выглядит каждая <text:s text:c="9"/>: </text:span></text:p>
          </draw:text-box>
        </draw:frame>
        <draw:frame draw:style-name="gr10" draw:text-style-name="P2" draw:layer="layout" svg:width="2.072cm" svg:height="1.355cm" svg:x="10.668cm" svg:y="7.34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2" draw:layer="layout" svg:width="9.871cm" svg:height="5.423cm" svg:x="8.671cm" svg:y="9.5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8" draw:text-style-name="P17" draw:layer="layout" svg:width="15.494cm" svg:height="2.301cm" svg:x="0.762cm" svg:y="15.748cm">
          <draw:text-box>
            <text:p><text:span text:style-name="T2">Где k — кол-во нейронов на входе, <text:s/>а l — кол-во нейронов на выход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Как учить нейронную сеть? </text:span></text:p>
          </draw:text-box>
        </draw:frame>
        <draw:frame draw:style-name="gr68" draw:text-style-name="P17" draw:layer="layout" svg:width="19.812cm" svg:height="2.301cm" svg:x="3.81cm" svg:y="2.54cm">
          <draw:text-box>
            <text:p><text:span text:style-name="T2">Оптимизируем какую-то функцию ошибки</text:span></text:p>
          </draw:text-box>
        </draw:frame>
        <draw:frame draw:style-name="gr10" draw:text-style-name="P2" draw:layer="layout" svg:width="5.469cm" svg:height="1.568cm" svg:x="10.922cm" svg:y="4.78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8" draw:text-style-name="P17" draw:layer="layout" svg:width="19.812cm" svg:height="2.301cm" svg:x="3.81cm" svg:y="7.366cm">
          <draw:text-box>
            <text:p><text:span text:style-name="T2">Чтобы воспользоваться SGD, нужно найти</text:span></text:p>
          </draw:text-box>
        </draw:frame>
        <draw:frame draw:style-name="gr10" draw:text-style-name="P2" draw:layer="layout" svg:width="6.479cm" svg:height="3.464cm" svg:x="11.176cm" svg:y="9.14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8" draw:text-style-name="P17" draw:layer="layout" svg:width="19.812cm" svg:height="2.301cm" svg:x="4.064cm" svg:y="14.124cm">
          <draw:text-box>
            <text:p><text:span text:style-name="T2">Тогда обновление на каждом шаге будет</text:span></text:p>
          </draw:text-box>
        </draw:frame>
        <draw:frame draw:style-name="gr10" draw:text-style-name="P2" draw:layer="layout" svg:width="11.634cm" svg:height="3.464cm" svg:x="9.194cm" svg:y="16.09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Как учить нейронную сеть? </text:span></text:p>
          </draw:text-box>
        </draw:frame>
        <draw:frame draw:style-name="gr69" draw:text-style-name="P17" draw:layer="layout" svg:width="19.812cm" svg:height="4.351cm" svg:x="4.826cm" svg:y="8.29cm">
          <draw:text-box>
            <text:p><text:span text:style-name="T2">Как искать <text:s text:c="29"/>обсудим в</text:span></text:p>
            <text:p><text:span text:style-name="T2"/></text:p>
            <text:p><text:span text:style-name="T2"/></text:p>
            <text:p><text:span text:style-name="T2">следующий раз в деталях</text:span></text:p>
          </draw:text-box>
        </draw:frame>
        <draw:frame draw:style-name="gr10" draw:text-style-name="P2" draw:layer="layout" svg:width="6.479cm" svg:height="3.464cm" svg:x="10.414cm" svg:y="7.36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SGD для нейронной сети</text:span></text:p>
          </draw:text-box>
        </draw:frame>
        <draw:frame draw:style-name="gr68" draw:text-style-name="P17" draw:layer="layout" svg:width="19.812cm" svg:height="2.301cm" svg:x="1.566cm" svg:y="3.519cm">
          <draw:text-box>
            <text:p><text:span text:style-name="T2">Если мы умеем считать </text:span></text:p>
          </draw:text-box>
        </draw:frame>
        <draw:frame draw:style-name="gr10" draw:text-style-name="P2" draw:layer="layout" svg:width="6.479cm" svg:height="3.464cm" svg:x="13.633cm" svg:y="2.5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8" draw:text-style-name="P17" draw:layer="layout" svg:width="19.812cm" svg:height="2.301cm" svg:x="1.559cm" svg:y="6.092cm">
          <draw:text-box>
            <text:p><text:span text:style-name="T2">Тогда обновление на каждом шаге будет</text:span></text:p>
          </draw:text-box>
        </draw:frame>
        <draw:frame draw:style-name="gr10" draw:text-style-name="P2" draw:layer="layout" svg:width="11.645cm" svg:height="3.463cm" svg:x="7.634cm" svg:y="8.15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0" draw:text-style-name="P17" draw:layer="layout" svg:width="19.812cm" svg:height="8.451cm" svg:x="1.512cm" svg:y="11.763cm">
          <draw:text-box>
            <text:p><text:span text:style-name="T2">SGD считает loss не на всей выборке а на маленьких кусках. Такие куски называются </text:span><text:span text:style-name="T11">batch</text:span><text:span text:style-name="T2">.</text:span></text:p>
            <text:p><text:span text:style-name="T2"/></text:p>
            <text:p><text:span text:style-name="T2">Нет гарантии, что пройдя один раз по данным SGD найдет минимум, так что делается несколько проходов по всем данным. Каждый проход назывется </text:span><text:span text:style-name="T11">epoch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Train\val\test</text:span></text:p>
          </draw:text-box>
        </draw:frame>
        <draw:frame draw:style-name="gr71" draw:text-style-name="P17" draw:layer="layout" svg:width="25.514cm" svg:height="16.651cm" svg:x="1.086cm" svg:y="2.504cm">
          <draw:text-box>
            <text:p><text:span text:style-name="T2">Оптимизируемая функция ошибки в нейронных сетях не выпуклая → Много локальных минимумов.</text:span></text:p>
            <text:p><text:span text:style-name="T2"/></text:p>
            <text:p><text:span text:style-name="T2">Когда отстановить обучение? </text:span></text:p>
            <text:p><text:span text:style-name="T2"/></text:p>
            <text:list text:style-name="L1">
              <text:list-item>
                <text:p><text:span text:style-name="T2">По ошибке на train </text:span></text:p>
              </text:list-item>
              <text:list-item>
                <text:p><text:span text:style-name="T2">Ограничив кол-во эпох</text:span></text:p>
              </text:list-item>
              <text:list-item>
                <text:p><text:span text:style-name="T2">По ошибке на тесте. </text:span><text:span text:style-name="T2"><text:line-break/></text:span><text:span text:style-name="T2">Но это переобучение! <text:s/></text:span></text:p>
              </text:list-item>
            </text:list>
            <text:p><text:span text:style-name="T2"/></text:p>
            <text:p><text:span text:style-name="T2"/></text:p>
            <text:p><text:span text:style-name="T2">Выделяем еще один сет — validation</text:span></text:p>
            <text:p><text:span text:style-name="T2">Останавливаем обучение, когда loss на нем перестает падать. </text:span></text:p>
            <text:p><text:span text:style-name="T2">Проверяем модель на test set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Train\val\test</text:span></text:p>
          </draw:text-box>
        </draw:frame>
        <draw:frame draw:style-name="gr72" draw:text-style-name="P18" draw:layer="layout" svg:width="28.201cm" svg:height="2.385cm" svg:x="-0.115cm" svg:y="7.69cm">
          <draw:text-box>
            <text:p>https://www.google.com/search?q=train+loss+plots&amp;client=ubuntu&amp;hs=Xen&amp;channel=fs&amp;source=lnms&amp;tbm=isch&amp;sa=X&amp;ved=0ahUKEwjBiP2MoMfeAhXPmIsKHdrICHgQ_AUIDigB&amp;biw=1301&amp;bih=668#imgrc=wLg1xRj34zkPsM: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NN summary</text:span></text:p>
          </draw:text-box>
        </draw:frame>
        <draw:frame draw:style-name="gr73" draw:text-style-name="P19" draw:layer="layout" svg:width="25.514cm" svg:height="10.205cm" svg:x="1.086cm" svg:y="2.504cm">
          <draw:text-box>
            <text:list text:style-name="L1">
              <text:list-item>
                <text:p><text:span text:style-name="T12">Много слоев</text:span></text:p>
              </text:list-item>
              <text:list-item>
                <text:p><text:span text:style-name="T12">Каждый слой <text:s/>= умножение на матрицу параметров + нелинейность</text:span></text:p>
              </text:list-item>
              <text:list-item>
                <text:p><text:span text:style-name="T12">Обучение с помощью SGD, много эпох</text:span></text:p>
              </text:list-item>
              <text:list-item>
                <text:p><text:span text:style-name="T12">Остановка по val_loss</text:span></text:p>
              </text:list-item>
              <text:list-item>
                <text:p><text:span text:style-name="T12">Склонность к переобучению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13T20:06:56.805018167</dc:date>
    <meta:editing-duration>PT4H2M58S</meta:editing-duration>
    <meta:editing-cycles>31</meta:editing-cycles>
    <meta:generator>LibreOffice/5.1.6.2$Linux_X86_64 LibreOffice_project/10m0$Build-2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>Z</mi>
      </mrow>
      <msubsup>
        <mi mathvariant="normal">θ</mi>
        <mi mathvariant="italic">zt</mi>
        <mi>T</mi>
      </msubsup>
    </mrow>
    <annotation encoding="StarMath 5.0">T = Z %theta_zt^T 
</annotation>
  </semantics>
</math>
</file>

<file path=Object 10/content.xml><?xml version="1.0" encoding="utf-8"?>
<math xmlns="http://www.w3.org/1998/Math/MathML" display="block">
  <semantics>
    <mrow>
      <mi>x</mi>
      <mrow>
        <msup>
          <mi mathvariant="normal">θ</mi>
          <mi>T</mi>
        </msup>
        <mo stretchy="false">=</mo>
        <mi>z</mi>
      </mrow>
    </mrow>
    <annotation encoding="StarMath 5.0">x %theta^T = z
</annotation>
  </semantics>
</math>
</file>

<file path=Object 11/content.xml><?xml version="1.0" encoding="utf-8"?>
<math xmlns="http://www.w3.org/1998/Math/MathML" display="block">
  <semantics>
    <mrow>
      <mrow>
        <mi>Z</mi>
        <mo stretchy="false">=</mo>
        <mi>X</mi>
      </mrow>
      <msubsup>
        <mi mathvariant="normal">θ</mi>
        <mi mathvariant="italic">xz</mi>
        <mi>T</mi>
      </msubsup>
    </mrow>
    <annotation encoding="StarMath 5.0">Z = X %theta_xz^T 
</annotation>
  </semantics>
</math>
</file>

<file path=Object 12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2</mn>
          </mrow>
          <mo fence="true" stretchy="false">)</mo>
        </mrow>
      </msup>
      <mi>T</mi>
    </msup>
    <annotation encoding="StarMath 5.0">{%theta^(2)}^T 
</annotation>
  </semantics>
</math>
</file>

<file path=Object 13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;</mi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X_2 = X_1 {%theta^(1)}^T; Z_2 = F( X_2 )
</annotation>
  </semantics>
</math>
</file>

<file path=Object 14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Z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;</mi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X_3 = Z_2 {%theta^(2)}^T; Z_3 = F( X_3 )
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16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17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
</annotation>
  </semantics>
</math>
</file>

<file path=Object 18/content.xml><?xml version="1.0" encoding="utf-8"?>
<math xmlns="http://www.w3.org/1998/Math/MathML" display="block">
  <semantics>
    <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,</mi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,</mi>
      <mn>...</mn>
      <mi>,</mi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{%theta^(1)}^T, {%theta^(2)}^T ,..., {%theta^(n)}^T


</annotation>
  </semantics>
</math>
</file>

<file path=Object 19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i>i</mi>
          </mrow>
          <mo fence="true" stretchy="false">)</mo>
        </mrow>
      </msup>
      <mi>T</mi>
    </msup>
    <annotation encoding="StarMath 5.0">{%theta^(i)}^T


</annotation>
  </semantics>
</math>
</file>

<file path=Object 2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 
</annotation>
  </semantics>
</math>
</file>

<file path=Object 20/content.xml><?xml version="1.0" encoding="utf-8"?>
<math xmlns="http://www.w3.org/1998/Math/MathML" display="block">
  <semantics>
    <mrow>
      <msubsup>
        <mi mathvariant="normal">θ</mi>
        <mrow>
          <mi>l</mi>
          <mo stretchy="false">×</mo>
          <mi>k</mi>
        </mrow>
        <mrow>
          <mo fence="true" stretchy="false">(</mo>
          <mrow>
            <mi>i</mi>
          </mrow>
          <mo fence="true" stretchy="false">)</mo>
        </mrow>
      </msubsup>
      <mo stretchy="false">=</mo>
      <mrow>
        <mo fence="true" stretchy="true">[</mo>
        <mrow>
          <mtable>
            <mtr>
              <mtd>
                <mrow>
                  <msubsup>
                    <mi mathvariant="normal">θ</mi>
                    <mn>00</mn>
                    <mn>1</mn>
                  </msubsup>
                  <msubsup>
                    <mi mathvariant="normal">θ</mi>
                    <mn>01</mn>
                    <mn>1</mn>
                  </msubsup>
                  <mn>....</mn>
                  <msubsup>
                    <mi mathvariant="normal">θ</mi>
                    <mrow>
                      <mn>0</mn>
                      <mi>k</mi>
                    </mrow>
                    <mn>1</mn>
                  </msubsup>
                </mrow>
              </mtd>
            </mtr>
            <mtr>
              <mtd>
                <mn>...</mn>
              </mtd>
            </mtr>
            <mtr>
              <mtd>
                <mrow>
                  <msubsup>
                    <mi mathvariant="normal">θ</mi>
                    <mrow>
                      <mi>l</mi>
                      <mn>0</mn>
                    </mrow>
                    <mn>1</mn>
                  </msubsup>
                  <msubsup>
                    <mi mathvariant="normal">θ</mi>
                    <mrow>
                      <mi>l</mi>
                      <mn>1</mn>
                    </mrow>
                    <mn>1</mn>
                  </msubsup>
                  <mn>....</mn>
                  <msubsup>
                    <mi mathvariant="normal">θ</mi>
                    <mi mathvariant="italic">lk</mi>
                    <mn>1</mn>
                  </msubsup>
                </mrow>
              </mtd>
            </mtr>
          </mtable>
        </mrow>
        <mo fence="true" stretchy="true">]</mo>
      </mrow>
    </mrow>
    <annotation encoding="StarMath 5.0">%theta^(i)_{l times k} = left [ stack{%theta_00^1  %theta_01^1 .... %theta_0k^1 # ...  # %theta_l0^1  %theta_l1^1 .... %theta_lk^1} right ]


</annotation>
  </semantics>
</math>
</file>

<file path=Object 21/content.xml><?xml version="1.0" encoding="utf-8"?>
<math xmlns="http://www.w3.org/1998/Math/MathML" display="block">
  <semantics>
    <mrow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Z_2 = F( X_2 )
</annotation>
  </semantics>
</math>
</file>

<file path=Object 22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
</annotation>
  </semantics>
</math>
</file>

<file path=Object 23/content.xml><?xml version="1.0" encoding="utf-8"?>
<math xmlns="http://www.w3.org/1998/Math/MathML" display="block">
  <semantics>
    <mrow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Z_3 = F( X_3 )
</annotation>
  </semantics>
</math>
</file>

<file path=Object 24/content.xml><?xml version="1.0" encoding="utf-8"?>
<math xmlns="http://www.w3.org/1998/Math/MathML" display="block">
  <semantics>
    <mi>Y</mi>
    <annotation encoding="StarMath 5.0">Y
</annotation>
  </semantics>
</math>
</file>

<file path=Object 25/content.xml><?xml version="1.0" encoding="utf-8"?>
<math xmlns="http://www.w3.org/1998/Math/MathML" display="block">
  <semantics>
    <mrow>
      <mi>L</mi>
      <mrow>
        <mo fence="true" stretchy="false">(</mo>
        <mrow>
          <mrow>
            <mi>Y</mi>
            <mi>,</mi>
            <msub>
              <mi>Y</mi>
              <mi mathvariant="italic">true</mi>
            </msub>
          </mrow>
        </mrow>
        <mo fence="true" stretchy="false">)</mo>
      </mrow>
    </mrow>
    <annotation encoding="StarMath 5.0">L( Y, Y_true )</annotation>
  </semantics>
</math>
</file>

<file path=Object 26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27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, Y_true ) } over { partial %theta_ij^k } </annotation>
  </semantics>
</math>
</file>

<file path=Object 28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29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3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 
</annotation>
  </semantics>
</math>
</file>

<file path=Object 30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3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3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3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38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 , Y_true ) } over { partial %theta_ij^k } </annotation>
  </semantics>
</math>
</file>

<file path=Object 4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 
</annotation>
  </semantics>
</math>
</file>

<file path=Object 5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 
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row>
        <msup>
          <msup>
            <mi mathvariant="normal">θ</mi>
            <mrow>
              <mo fence="true" stretchy="false">(</mo>
              <mrow>
                <mi>n</mi>
              </mrow>
              <mo fence="true" stretchy="false">)</mo>
            </mrow>
          </msup>
          <mi>T</mi>
        </msup>
        <mo stretchy="false">=</mo>
        <msub>
          <mi>X</mi>
          <mrow>
            <mi>n</mi>
            <mo stretchy="false">−</mo>
            <mn>1</mn>
          </mrow>
        </msub>
      </mrow>
      <msup>
        <msup>
          <mi mathvariant="normal">θ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i>T</mi>
      </msup>
      <mrow>
        <msup>
          <msup>
            <mi mathvariant="normal">θ</mi>
            <mrow>
              <mo fence="true" stretchy="false">(</mo>
              <mrow>
                <mi>n</mi>
              </mrow>
              <mo fence="true" stretchy="false">)</mo>
            </mrow>
          </msup>
          <mi>T</mi>
        </msup>
        <mo stretchy="false">=</mo>
        <msub>
          <mi>X</mi>
          <mn>1</mn>
        </msub>
      </mrow>
      <mrow>
        <mo stretchy="false">∏</mo>
        <msup>
          <msup>
            <mi mathvariant="normal">θ</mi>
            <mrow>
              <mo fence="true" stretchy="false">(</mo>
              <mrow>
                <mi>i</mi>
              </mrow>
              <mo fence="true" stretchy="false">)</mo>
            </mrow>
          </msup>
          <mi>T</mi>
        </msup>
      </mrow>
    </mrow>
    <annotation encoding="StarMath 5.0">Y = X_n {%theta^(n)}^T =   X_{n-1} {%theta^(n - 1)}^T {%theta^(n)}^T = X_1 prod {%theta^( i ) }^T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b>
          <mi>X</mi>
          <mn>1</mn>
        </msub>
      </mrow>
      <msup>
        <mi mathvariant="normal">Ω</mi>
        <mi>T</mi>
      </msup>
    </mrow>
    <annotation encoding="StarMath 5.0">Y = X_1 {%OMEGA}^T</annotation>
  </semantics>
</math>
</file>

<file path=Object 9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1</mn>
          </mrow>
          <mo fence="true" stretchy="false">)</mo>
        </mrow>
      </msup>
      <mi>T</mi>
    </msup>
    <annotation encoding="StarMath 5.0">{%theta^(1)}^T 
</annotation>
  </semantics>
</math>
</file>